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951cm" draw:z-index="0"><draw:image xlink:href="../../odt/images/0219.png" xlink:type="simple" xlink:show="embed" xlink:actuate="onLoad"/></draw:frame></text:p>
          </table:table-cell>
          <table:table-cell table:style-name="Table1.B1" office:value-type="string">
            <text:h text:style-name="P1" text:outline-level="1">Фактор сплющиваем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559cm" draw:z-index="1"><draw:image xlink:href="../../odt/images/0219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фактора сплющиваемости (четвертого момента) входного сигнала. </text:p>
            <text:p text:style-name="P5">Фактор сплющиваемости подсчитывается по следующей формуле:</text:p>
            <text:p text:style-name="P6"><draw:frame draw:style-name="fr3" draw:name="Объект1" text:anchor-type="as-char" svg:width="6.909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<draw:frame draw:style-name="fr3" draw:name="Объект2" text:anchor-type="as-char" svg:width="0.63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5"><draw:frame draw:style-name="fr3" draw:name="Объект3" text:anchor-type="as-char" svg:width="0.577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5"><draw:frame draw:style-name="fr3" draw:name="Объект4" text:anchor-type="as-char" svg:width="0.72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5">Фактор сплющиваемости характеризует отклонение формы кривой плотности вероятности от нормального закона распределения. Для нормального закона эта величина равна <text:span text:style-name="T2">0</text:span>.</text:p>
            <text:p text:style-name="P5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5"><text:span text:style-name="T2">Свойства</text:span>:</text:p>
            <text:list xml:id="list3286258223891552635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9">Расчет по всей выборке (</text:span><text:span text:style-name="T3">Да</text:span><text:span text:style-name="T9"> или </text:span><text:span text:style-name="T3">Нет</text:span><text:span text:style-name="T9">) – если это свойство имеет значение </text:span><text:span text:style-name="T3">Нет</text:span><text:span text:style-name="T9">, то </text:span><text:span text:style-name="T5">фактор сплющиваемости</text:span><text:span text:style-name="T9"> вычисляется по отдельным сериям. Если значение свойства равно </text:span><text:span text:style-name="T3">Да</text:span><text:span text:style-name="T9">, то </text:span><text:span text:style-name="T5">фактор сплющиваемости</text:span><text:span text:style-name="T9"> уточняется сразу же после получения очередного нового значения сигнала на </text:span><text:span text:style-name="T5">входе</text:span><text:span text:style-name="T9"> в блок.</text:span></text:p>
              </text:list-item>
              <text:list-item>
                <text:p text:style-name="P9"><text:span text:style-name="T9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9"> считываниями значений сигнала на входе блока. Если это свойство равно </text:span><text:span text:style-name="T3">0</text:span><text:span text:style-name="T9"> (нулю), то считывание производится с периодом, </text:span><text:span text:style-name="T5">равным шагу интегрирования</text:span><text:span text:style-name="T9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ктор сплющиваемости</dc:title>
    <dc:date>2014-12-01T18:20:02.57</dc:date>
    <meta:generator>OpenOffice/4.1.1$Win32 OpenOffice.org_project/411m6$Build-9775</meta:generator>
    <meta:editing-duration>PT6H48M2S</meta:editing-duration>
    <meta:editing-cycles>168</meta:editing-cycles>
    <meta:document-statistic meta:table-count="1" meta:image-count="2" meta:object-count="4" meta:page-count="1" meta:paragraph-count="19" meta:word-count="196" meta:character-count="144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